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8.501cm" style:page-number="auto" table:align="margins"/>
    </style:style>
    <style:style style:name="Таблица1.A" style:family="table-column">
      <style:table-column-properties style:column-width="10.001cm" style:rel-column-width="35426*"/>
    </style:style>
    <style:style style:name="Таблица1.B" style:family="table-column">
      <style:table-column-properties style:column-width="8.5cm" style:rel-column-width="30109*"/>
    </style:style>
    <style:style style:name="TASKS" style:family="table">
      <style:table-properties style:width="18.501cm" table:align="margins"/>
    </style:style>
    <style:style style:name="TASKS.A" style:family="table-column">
      <style:table-column-properties style:column-width="0.794cm" style:rel-column-width="2811*"/>
    </style:style>
    <style:style style:name="TASKS.B" style:family="table-column">
      <style:table-column-properties style:column-width="3.096cm" style:rel-column-width="10965*"/>
    </style:style>
    <style:style style:name="TASKS.C" style:family="table-column">
      <style:table-column-properties style:column-width="2.3cm" style:rel-column-width="8147*"/>
    </style:style>
    <style:style style:name="TASKS.D" style:family="table-column">
      <style:table-column-properties style:column-width="12.312cm" style:rel-column-width="43612*"/>
    </style:style>
    <style:style style:name="TASKS.1" style:family="table-row">
      <style:table-row-properties fo:keep-together="always"/>
    </style:style>
    <style:style style:name="TASK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SKS.D1" style:family="table-cell">
      <style:table-cell-properties fo:background-color="#cccccc" fo:padding="0.097cm" fo:border="0.05pt solid #000000">
        <style:background-image/>
      </style:table-cell-properties>
    </style:style>
    <style:style style:name="TASKS.A2" style:family="table-cell">
      <style:table-cell-properties fo:padding="0.097cm" fo:border-left="0.05pt solid #000000" fo:border-right="none" fo:border-top="none" fo:border-bottom="0.05pt solid #000000"/>
    </style:style>
    <style:style style:name="TASKS.B2" style:family="table-cell">
      <style:table-cell-properties fo:padding="0.097cm" fo:border-left="0.05pt solid #000000" fo:border-right="none" fo:border-top="none" fo:border-bottom="0.05pt solid #000000"/>
    </style:style>
    <style:style style:name="TASKS.C2" style:family="table-cell">
      <style:table-cell-properties fo:padding="0.097cm" fo:border-left="0.05pt solid #000000" fo:border-right="none" fo:border-top="none" fo:border-bottom="0.05pt solid #000000"/>
    </style:style>
    <style:style style:name="TASK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Heading">
      <style:text-properties officeooo:rsid="0037af2c" officeooo:paragraph-rsid="0037af2c"/>
    </style:style>
    <style:style style:name="P4" style:family="paragraph" style:parent-style-name="Table_20_Heading">
      <style:paragraph-properties fo:text-align="center" style:justify-single-word="false"/>
      <style:text-properties officeooo:rsid="000d285a" officeooo:paragraph-rsid="000d285a"/>
    </style:style>
    <style:style style:name="P5" style:family="paragraph" style:parent-style-name="Table_20_Heading">
      <style:paragraph-properties fo:text-align="center" style:justify-single-word="false"/>
      <style:text-properties officeooo:rsid="00436a38" officeooo:paragraph-rsid="00436a38"/>
    </style:style>
    <style:style style:name="P6" style:family="paragraph" style:parent-style-name="Table_20_Heading">
      <style:text-properties officeooo:rsid="00599efb" officeooo:paragraph-rsid="00599efb"/>
    </style:style>
    <style:style style:name="P7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font-weight="normal" officeooo:rsid="004f739d" officeooo:paragraph-rsid="004f739d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officeooo:rsid="004c9c50" officeooo:paragraph-rsid="004c9c50"/>
    </style:style>
    <style:style style:name="P9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font-style="italic" fo:font-weight="normal" officeooo:rsid="004f739d" officeooo:paragraph-rsid="004f739d" style:font-style-asian="italic" style:font-weight-asian="normal" style:font-style-complex="italic" style:font-weight-complex="normal"/>
    </style:style>
    <style:style style:name="P10" style:family="paragraph" style:parent-style-name="Text_20_body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fo:font-weight="bold" officeooo:rsid="004f739d" officeooo:paragraph-rsid="004f739d" style:font-weight-asian="bold" style:font-weight-complex="bold"/>
    </style:style>
    <style:style style:name="P11" style:family="paragraph" style:parent-style-name="Text_20_body">
      <style:paragraph-properties fo:margin-left="0cm" fo:margin-right="0cm" fo:margin-top="0cm" fo:margin-bottom="0.199cm" loext:contextual-spacing="false" fo:text-align="start" style:justify-single-word="false" fo:text-indent="0cm" style:auto-text-indent="false" fo:background-color="#eeeeee">
        <style:background-image/>
      </style:paragraph-properties>
      <style:text-properties fo:font-weight="normal" officeooo:rsid="0049cb1e" officeooo:paragraph-rsid="0049cb1e" style:font-weight-asian="normal" style:font-weight-complex="normal"/>
    </style:style>
    <style:style style:name="P12" style:family="paragraph" style:parent-style-name="Heading">
      <style:paragraph-properties fo:margin-top="0cm" fo:margin-bottom="0.199cm" loext:contextual-spacing="false" fo:text-align="center" style:justify-single-word="false"/>
      <style:text-properties officeooo:paragraph-rsid="004728e2"/>
    </style:style>
    <style:style style:name="P13" style:family="paragraph" style:parent-style-name="Heading">
      <style:paragraph-properties fo:margin-top="0cm" fo:margin-bottom="0.199cm" loext:contextual-spacing="false" fo:text-align="end" style:justify-single-word="false"/>
      <style:text-properties fo:color="#ffffff" fo:font-weight="bold" officeooo:rsid="00349a70" officeooo:paragraph-rsid="004728e2" fo:background-color="#000000" style:font-weight-asian="bold" style:font-weight-complex="bold"/>
    </style:style>
    <style:style style:name="P14" style:family="paragraph" style:parent-style-name="Heading">
      <style:paragraph-properties fo:margin-top="0cm" fo:margin-bottom="0.199cm" loext:contextual-spacing="false" fo:text-align="end" style:justify-single-word="false"/>
      <style:text-properties officeooo:rsid="00568a08" officeooo:paragraph-rsid="00568a08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0d285a" officeooo:paragraph-rsid="000d285a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436a38" officeooo:paragraph-rsid="00436a38" style:font-size-asian="10pt" style:font-size-complex="10pt"/>
    </style:style>
    <style:style style:name="P17" style:family="paragraph" style:parent-style-name="Table_20_Contents">
      <style:text-properties fo:font-size="10pt" officeooo:paragraph-rsid="0037af2c" style:font-size-asian="10pt" style:font-size-complex="10pt"/>
    </style:style>
    <style:style style:name="P18" style:family="paragraph" style:parent-style-name="Table_20_Contents">
      <style:text-properties fo:font-size="10pt" officeooo:rsid="00599efb" officeooo:paragraph-rsid="00599efb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5ad687" officeooo:paragraph-rsid="005ad687" style:font-size-asian="10pt" style:font-size-complex="10pt"/>
    </style:style>
    <style:style style:name="P20" style:family="paragraph" style:parent-style-name="Table_20_Contents">
      <style:text-properties fo:font-size="10pt" fo:font-weight="bold" officeooo:rsid="003e58a4" officeooo:paragraph-rsid="003e58a4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fo:font-size="9pt" style:font-size-asian="9pt" style:font-size-complex="9pt"/>
    </style:style>
    <style:style style:name="P22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23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57f454" officeooo:paragraph-rsid="0057f454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5ad687" officeooo:paragraph-rsid="005ad687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5fa3c2" officeooo:paragraph-rsid="005fa3c2" style:font-size-asian="10pt" style:font-size-complex="10pt"/>
    </style:style>
    <style:style style:name="T1" style:family="text">
      <style:text-properties fo:color="#800000"/>
    </style:style>
    <style:style style:name="T2" style:family="text">
      <style:text-properties fo:color="#808080" officeooo:rsid="00100d3a"/>
    </style:style>
    <style:style style:name="T3" style:family="text">
      <style:text-properties fo:color="#808080" officeooo:rsid="000f14e0"/>
    </style:style>
    <style:style style:name="T4" style:family="text">
      <style:text-properties officeooo:rsid="0018469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9ab4d" style:font-weight-asian="bold" style:font-weight-complex="bold"/>
    </style:style>
    <style:style style:name="T7" style:family="text">
      <style:text-properties fo:font-weight="bold" officeooo:rsid="0042f2a0" style:font-weight-asian="bold" style:font-weight-complex="bold"/>
    </style:style>
    <style:style style:name="T8" style:family="text">
      <style:text-properties fo:font-weight="bold" officeooo:rsid="004da179" style:font-weight-asian="bold" style:font-weight-complex="bold"/>
    </style:style>
    <style:style style:name="T9" style:family="text">
      <style:text-properties fo:font-weight="bold" officeooo:rsid="0051399c" style:font-weight-asian="bold" style:font-weight-complex="bold"/>
    </style:style>
    <style:style style:name="T10" style:family="text">
      <style:text-properties fo:font-weight="normal" officeooo:rsid="0022965b" style:font-weight-asian="normal" style:font-weight-complex="normal"/>
    </style:style>
    <style:style style:name="T11" style:family="text">
      <style:text-properties fo:font-weight="normal" officeooo:rsid="0039ab4d" style:font-weight-asian="normal" style:font-weight-complex="normal"/>
    </style:style>
    <style:style style:name="T12" style:family="text">
      <style:text-properties fo:font-weight="normal" officeooo:rsid="00568a08" style:font-weight-asian="normal" style:font-weight-complex="normal"/>
    </style:style>
    <style:style style:name="T13" style:family="text">
      <style:text-properties fo:font-size="8pt" officeooo:rsid="0045556f" style:font-size-asian="8pt" style:font-size-complex="8pt"/>
    </style:style>
    <style:style style:name="T14" style:family="text">
      <style:text-properties officeooo:rsid="0051399c"/>
    </style:style>
    <style:style style:name="T15" style:family="text">
      <style:text-properties officeooo:rsid="00534900"/>
    </style:style>
    <style:style style:name="T16" style:family="text">
      <style:text-properties officeooo:rsid="00546cc6"/>
    </style:style>
    <style:style style:name="T17" style:family="text">
      <style:text-properties fo:font-size="9pt" fo:font-weight="normal" officeooo:rsid="003b0e8e" style:font-size-asian="9pt" style:font-weight-asian="normal" style:font-size-complex="9pt" style:font-weight-complex="normal"/>
    </style:style>
    <style:style style:name="T18" style:family="text">
      <style:text-properties officeooo:rsid="00614fee"/>
    </style:style>
    <style:style style:name="T19" style:family="text">
      <style:text-properties fo:color="#ff3333" officeooo:rsid="00614fe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14">ОТЧЕТ</text:p>
          </table:table-cell>
          <table:table-cell office:value-type="string">
            <text:p text:style-name="P13">  #[REQ_ID]  </text:p>
          </table:table-cell>
        </table:table-row>
      </table:table>
      <text:p text:style-name="P12"><text:span text:style-name="T12">об исполнен</text:span><text:span text:style-name="T11">ии </text:span><text:span text:style-name="T7">Т</text:span><text:span text:style-name="T6">ребования </text:span><text:span text:style-name="T7">от [REQUIREMENT_DATE]</text:span></text:p>
      <text:p text:style-name="P8"><text:span text:style-name="T8">[</text:span><text:span text:style-name="T5">[REQUIREMENT_LABEL]</text:span><text:span text:style-name="T8">]</text:span></text:p>
      <text:p text:style-name="P11">[REQUIREMENT_BODY]</text:p>
      <text:p text:style-name="P9">[REQUIREMENT_SOURCE]</text:p>
      <text:p text:style-name="P7"><text:span text:style-name="T14">срок исполнения: </text:span><text:span text:style-name="T5">[REQUIREMENT_DUEDATE]</text:span> <text:span text:style-name="T14">г.<text:tab/><text:tab/>автор: </text:span><text:span text:style-name="T9">[REQUIREMENT_AUTHOR]</text:span></text:p>
      <text:p text:style-name="P7"><text:span text:style-name="T15">исполнители: </text:span>[REQUIREMENT_USERS]</text:p>
      <text:p text:style-name="P7"/>
      <text:p text:style-name="P10">Задачи для реализации требования <text:span text:style-name="T16">#[REQ_ID]</text:span>:</text:p>
      <table:table table:name="TASKS" table:style-name="TASKS">
        <table:table-column table:style-name="TASKS.A"/>
        <table:table-column table:style-name="TASKS.B"/>
        <table:table-column table:style-name="TASKS.C"/>
        <table:table-column table:style-name="TASKS.D"/>
        <table:table-header-rows>
          <table:table-row table:style-name="TASKS.1">
            <table:table-cell table:style-name="TASKS.A1" office:value-type="string">
              <text:p text:style-name="P4">№ п/п</text:p>
            </table:table-cell>
            <table:table-cell table:style-name="TASKS.A1" office:value-type="string">
              <text:p text:style-name="P3">Задача</text:p>
            </table:table-cell>
            <table:table-cell table:style-name="TASKS.A1" office:value-type="string">
              <text:p text:style-name="P5">Срок <text:span text:style-name="T13">исполнения</text:span></text:p>
            </table:table-cell>
            <table:table-cell table:style-name="TASKS.D1" office:value-type="string">
              <text:p text:style-name="P6">Результат исполнения:</text:p>
            </table:table-cell>
          </table:table-row>
        </table:table-header-rows>
        <table:table-row table:style-name="TASKS.1">
          <table:table-cell table:style-name="TASKS.A2" office:value-type="string">
            <text:p text:style-name="P15">[NN]</text:p>
          </table:table-cell>
          <table:table-cell table:style-name="TASKS.B2" office:value-type="string">
            <text:p text:style-name="P20">[NAME]</text:p>
            <text:p text:style-name="P17"><text:span text:style-name="T17">[AUTHOR]</text:span><text:span text:style-name="T10"> </text:span><text:span text:style-name="T4">[DATE]</text:span> <text:s/><text:span text:style-name="T2">(</text:span><text:span text:style-name="T3">#[ID]</text:span><text:span text:style-name="T2">)</text:span></text:p>
            <text:p text:style-name="P21">[USERS]</text:p>
          </table:table-cell>
          <table:table-cell table:style-name="TASKS.C2" office:value-type="string">
            <text:p text:style-name="P16">[DUEDATE]</text:p>
            <text:p text:style-name="P19"/>
            <text:p text:style-name="P19">[STATUS]</text:p>
            <text:p text:style-name="P25"><text:span text:style-name="T5">[COMPLETIONDATE]</text:span><text:span text:style-name="T19">[COMPLETIONALERT]</text:span></text:p>
          </table:table-cell>
          <table:table-cell table:style-name="TASKS.D2" office:value-type="string">
            <text:p text:style-name="P18">[RESULT]</text:p>
          </table:table-cell>
        </table:table-row>
      </table:table>
      <text:p text:style-name="Preformatted_20_Text"/>
      <text:p text:style-name="P22">[USER_POSITION]<text:tab/>/ [USER_NAME] /</text:p>
      <text:p text:style-name="P23">[REPORT_DAT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loext:contextual-spacing="false" fo:text-align="justify" style:justify-single-word="false" fo:text-indent="1.499cm" style:auto-text-indent="false"/>
      <style:text-properties style:font-name="Liberation Sans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loext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loext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1.499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MP2">Стр. <text:page-number text:select-page="current">1</text:page-number> / <text:page-count>1</text:page-count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meta:editing-duration>P1DT3H21M57S</meta:editing-duration>
    <meta:editing-cycles>72</meta:editing-cycles>
    <meta:initial-creator>Роберт Бикмансуров</meta:initial-creator>
    <meta:creation-date>2014-09-29T15:07:38.048726639</meta:creation-date>
    <dc:date>2015-11-11T12:01:37.398510732</dc:date>
    <dc:creator>Роберт Мулланурович Бикмансуров</dc:creator>
    <meta:document-statistic meta:table-count="2" meta:image-count="0" meta:object-count="0" meta:page-count="1" meta:paragraph-count="25" meta:word-count="53" meta:character-count="499" meta:non-whitespace-character-count="465"/>
  </office:meta>
</office:document-meta>
</file>